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28T15:12:42.93">
            <text:p>2020/7/28 15:1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7cm" draw:caption-point-x="-0.61cm" draw:caption-point-y="0.534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28T15:12:43.62">
            <text:p>20/07/28 15:12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28T15:11:02.37">
            <text:p>2020/7/28 15:11</text:p>
          </table:table-cell>
          <table:table-cell table:formula="of:=NOW()" office:value-type="date" office:date-value="2020-07-28T15:11:02.37">
            <text:p>2020/7/28 15:11</text:p>
          </table:table-cell>
          <table:table-cell table:formula="of:=NOW()" office:value-type="date" office:date-value="2020-07-28T15:11:02.37">
            <text:p>2020/7/28 15:1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28T15:12:42.93">
            <text:p>2020/7/28 15:12</text:p>
          </table:table-cell>
          <table:table-cell table:formula="of:=NOW()" office:value-type="date" office:date-value="2020-07-28T15:12:42.93">
            <text:p>2020/7/28 15:12</text:p>
          </table:table-cell>
          <table:table-cell table:formula="of:=NOW()" office:value-type="date" office:date-value="2020-07-28T15:12:42.93">
            <text:p>2020/7/28 15:1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28T15:12:42.93">
            <text:p>2020/7/28 15:12</text:p>
          </table:table-cell>
          <table:table-cell table:style-name="ce9" table:formula="of:=NOW()" office:value-type="date" office:date-value="2020-07-28T15:12:42.93">
            <text:p>2020/7/28 15:12</text:p>
          </table:table-cell>
          <table:table-cell table:style-name="ce9" table:formula="of:=NOW()" office:value-type="date" office:date-value="2020-07-28T15:12:42.93">
            <text:p>2020/7/28 15:1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2020/07/28</text:date>, <text:time>15:1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28T15:12:42.69</dc:date>
    <dc:creator>iwabuchi ken</dc:creator>
    <meta:editing-duration>P2DT1H14M59S</meta:editing-duration>
    <meta:editing-cycles>111</meta:editing-cycles>
    <meta:generator>OpenOffice/4.1.3$Win32 OpenOffice.org_project/413m1$Build-9783</meta:generator>
    <meta:document-statistic meta:table-count="6" meta:cell-count="6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